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17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loext:contextual-spacing="false" fo:line-height="115%"/>
    </style:style>
    <style:style style:name="P3" style:family="paragraph" style:parent-style-name="Standard" style:list-style-name="WWNum2">
      <style:paragraph-properties fo:margin-left="0.0035in" fo:margin-right="0.2083in" fo:margin-top="0.222in" fo:margin-bottom="0in" loext:contextual-spacing="false" fo:line-height="100%" fo:text-indent="0in" style:auto-text-indent="false"/>
    </style:style>
    <style:style style:name="P4" style:family="paragraph" style:parent-style-name="Standard" style:list-style-name="WWNum2">
      <style:paragraph-properties fo:margin-left="0.0035in" fo:margin-right="0.2083in" fo:text-indent="0in" style:auto-text-indent="false"/>
    </style:style>
    <style:style style:name="P5" style:family="paragraph" style:parent-style-name="Standard" style:list-style-name="WWNum1">
      <style:paragraph-properties fo:margin-left="0.0035in" fo:margin-right="0.2083in" fo:text-indent="0in" style:auto-text-indent="false"/>
    </style:style>
    <style:style style:name="P6" style:family="paragraph" style:parent-style-name="Standard">
      <style:paragraph-properties fo:margin-top="0.222in" fo:margin-bottom="0in" loext:contextual-spacing="false" fo:line-height="100%"/>
    </style:style>
    <style:style style:name="P7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8" style:family="paragraph" style:parent-style-name="Heading_20_1">
      <style:paragraph-properties fo:padding="0in" fo:border="none"/>
    </style:style>
    <style:style style:name="P9" style:family="paragraph" style:parent-style-name="Subtitle">
      <style:paragraph-properties fo:padding="0in" fo:border="none"/>
    </style:style>
    <style:style style:name="P10" style:family="paragraph" style:parent-style-name="Title">
      <style:paragraph-properties fo:padding="0in" fo:border="none"/>
    </style:style>
    <style:style style:name="T1" style:family="text">
      <style:text-properties fo:color="#000000" style:font-name="Open Sans" style:font-name-asian="Open Sans1" style:font-name-complex="Open Sans1"/>
    </style:style>
    <style:style style:name="T2" style:family="text">
      <style:text-properties fo:color="#000000" style:font-name="Open Sans" fo:font-weight="bold" style:font-name-asian="Open Sans1" style:font-weight-asian="bold" style:font-name-complex="Open Sans1"/>
    </style:style>
    <style:style style:name="T3" style:family="text">
      <style:text-properties fo:font-weight="normal" style:font-weight-asian="normal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/>
    </style:style>
    <style:style style:name="T6" style:family="text">
      <style:text-properties fo:color="#666666" style:font-name="Merriweather" style:font-name-asian="Merriweather1" style:font-name-complex="Merriweather1"/>
    </style:style>
    <style:style style:name="T7" style:family="text">
      <style:text-properties fo:color="#b7b7b7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bookmark text:name="_x8fm1uorkbaw"/>Tu nombre</text:p>
            <text:p text:style-name="P9"><text:bookmark text:name="_ymi089liagec"/>Inserta tu texto aquí Inserta tu texto aquí Inserta tu texto aquí</text:p>
          </table:table-cell>
          <table:table-cell table:style-name="Table1.A1" office:value-type="string">
            <text:p text:style-name="P2"><text:span text:style-name="T1">Tu calle 123</text:span></text:p>
            <text:p text:style-name="P2"><text:span text:style-name="T1">Tu ciudad, Provincia X1234XXX</text:span></text:p>
            <text:p text:style-name="P2"><text:span text:style-name="T2">(54) 000 0000</text:span></text:p>
            <text:p text:style-name="P2"><text:span text:style-name="T2">no_reply@example.com</text:span></text:p>
          </table:table-cell>
        </table:table-row>
        <table:table-row table:style-name="Table1.2">
          <table:table-cell table:style-name="Table1.A1" office:value-type="string">
            <text:p text:style-name="P8"><text:bookmark text:name="_y7d3xdxnr44m"/>EXPERIENCIA</text:p>
            <text:p text:style-name="Heading_20_2"><text:bookmark text:name="_ocxrsgx4t8n2"/>Empresa, <text:span text:style-name="T3">Ubicación — </text:span><text:span text:style-name="T4">Puesto</text:span></text:p>
            <text:p text:style-name="Heading_20_3"><text:bookmark text:name="_r52nwagsxf76"/>MES DE 20XX - PRESENTE</text:p>
            <text:p text:style-name="Standard">Inserta tu texto aquí Inserta tu texto aquí Inserta tu texto aquí Inserta tu texto aquí.</text:p>
            <text:p text:style-name="Heading_20_2"><text:bookmark text:name="_t8pc50mjsu91"/>Empresa, <text:span text:style-name="T3">Ubicación — </text:span><text:span text:style-name="T4">Puesto</text:span></text:p>
            <text:p text:style-name="Heading_20_3"><text:bookmark text:name="_5mqx0jmlk0ab"/>MES DE 20XX - MES DE 20XX</text:p>
            <text:p text:style-name="Standard">Inserta tu texto aquí Inserta tu texto aquí Inserta tu texto aquí Inserta tu texto aquí.</text:p>
            <text:p text:style-name="Heading_20_2"><text:bookmark text:name="_jbhiz7hlxfsf"/>Empresa, <text:span text:style-name="T3">Ubicación — </text:span><text:span text:style-name="T4">Puesto</text:span></text:p>
            <text:p text:style-name="Heading_20_3"><text:bookmark text:name="_ymqznnq6msom"/>MES DE 20XX - MES DE 20XX</text:p>
            <text:p text:style-name="Standard">Inserta tu texto aquí Inserta tu texto aquí Inserta tu texto aquí Inserta tu texto aquí.</text:p>
            <text:p text:style-name="Heading_20_1"><text:bookmark text:name="_arc9ac6ndxyu"/>EDUCACIÓN</text:p>
            <text:p text:style-name="Heading_20_2"><text:bookmark text:name="_82yrid9lwu6l"/>Nombre de la escuela, <text:span text:style-name="T3">Ubicación — </text:span><text:span text:style-name="T4">Título</text:span></text:p>
            <text:p text:style-name="Heading_20_3"><text:bookmark text:name="_drl6snclb6x"/>MES DE 20XX - MES DE 20XX</text:p>
            <text:p text:style-name="Standard">Inserta tu texto aquí Inserta tu texto aquí Inserta tu texto aquí Inserta tu texto aquí Inserta tu texto aquí Inserta tu texto aquí.</text:p>
            <text:p text:style-name="Heading_20_2"><text:bookmark text:name="_l5u85ods9db2"/>Nombre de la escuela, <text:span text:style-name="T3">Ubicación — </text:span><text:span text:style-name="T4">Título</text:span></text:p>
            <text:p text:style-name="Heading_20_3"><text:bookmark text:name="_5t3a6zdlv6rz"/>MES DE 20XX - MES DE 20XX</text:p>
            <text:p text:style-name="Standard">Inserta tu texto aquí Inserta tu texto aquí Inserta tu texto aquí.</text:p>
            <text:p text:style-name="Heading_20_1"><text:bookmark text:name="_oz3qyqv3dn93"/>PROYECTOS</text:p>
            <text:p text:style-name="Heading_20_2"><text:bookmark text:name="_pwk7zf81e782"/>Nombre del proyecto <text:span text:style-name="T3">— </text:span><text:span text:style-name="T4">Detalle</text:span></text:p>
            <text:p text:style-name="Standard">Inserta tu texto aquí Inserta tu texto aquí Inserta tu texto aquí.</text:p>
          </table:table-cell>
          <table:table-cell table:style-name="Table1.A1" office:value-type="string">
            <text:p text:style-name="Heading_20_1"><text:bookmark text:name="_nnjgwyuu5u0v"/>HABILIDADES</text:p>
            <text:list xml:id="list3648853737" text:style-name="WWNum2">
              <text:list-item>
                <text:p text:style-name="P3">Inserta tu texto aquí.</text:p>
              </text:list-item>
              <text:list-item>
                <text:p text:style-name="P4">Inserta tu texto aquí.</text:p>
              </text:list-item>
            </text:list>
            <text:list xml:id="list3911242633" text:style-name="WWNum1">
              <text:list-item>
                <text:p text:style-name="P5">Inserta tu texto aquí Inserta tu texto aquí.</text:p>
              </text:list-item>
            </text:list>
            <text:list xml:id="list150313983658118" text:continue-list="list3648853737" text:style-name="WWNum2">
              <text:list-item>
                <text:p text:style-name="P4">Inserta tu texto aquí Inserta tu texto aquí.</text:p>
              </text:list-item>
            </text:list>
            <text:p text:style-name="Heading_20_1"><text:bookmark text:name="_mfhprwisreg3"/>RECONOCIMIENTOS</text:p>
            <text:p text:style-name="P6"><text:span text:style-name="T9">Inserta tu texto aquí </text:span>Inserta tu texto aquí Inserta tu texto aquí Inserta tu texto aquí.</text:p>
            <text:p text:style-name="Standard"><text:span text:style-name="T9">Inserta tu texto aquí</text:span> Inserta tu texto aquí Inserta tu texto aquí Inserta tu texto aquí.</text:p>
            <text:p text:style-name="Standard"><text:span text:style-name="T9">Inserta tu texto aquí</text:span> Inserta tu texto aquí Inserta tu texto aquí Inserta tu texto aquí.</text:p>
            <text:p text:style-name="Standard"><text:span text:style-name="T9">Inserta tu texto aquí </text:span>Inserta tu texto aquí Inserta tu texto aquí Inserta tu texto aquí.</text:p>
            <text:p text:style-name="Heading_20_1"><text:bookmark text:name="_t3t8s6jvl8f"/>IDIOMAS</text:p>
            <text:p text:style-name="P6">Inserta tu texto aquí Inserta tu texto aquí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none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none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8" meta:word-count="285" meta:character-count="1581" meta:non-whitespace-character-count="1332"/>
    <meta:generator>LibreOfficeDev/6.0.5.2$Linux_X86_64 LibreOffice_project/</meta:generator>
  </office:meta>
</office:document-meta>
</file>